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27.04.1972 – </text:span><text:span text:style-name="T20">8400 Basel - </text:span><text:span text:style-name="T19"><text:s/>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58a0ec0-5c4c-4bb5-afc1-303838a89b9b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April 2021</text:span>
    <text:span text:style-name="T5"> -</text:span>
    <text:span text:style-name="T4"> </text:span>
    <text:span text:style-name="T6">April 2022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53d54fb0-f1ec-4b5d-b19b-79e503a015ff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April 2020</text:span>
    <text:span text:style-name="T5"> -</text:span>
    <text:span text:style-name="T4"> </text:span>
    <text:span text:style-name="T6">April 2021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25fe927-3310-4265-962d-f92de790dc9b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943c330c-0577-4987-ae67-08ad04164c97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78c849c4-e7bd-4425-a568-52f3f9d72fe3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373e1a9-6636-4f4f-a003-fc0c3a85d5aa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851cef56-8067-4296-9ed3-0a076a7db943">
              <text:p text:style-name="P6"><text:span text:style-name="T17">EDV: </text:span>Word, Excel, Photoshop, Linux, Outlook</text:p>
            </text:section>
            <text:section text:style-name="Sect2" text:name="675a5a54-48a3-4e71-a13d-f63a6af00f67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section text:style-name="Sect3" text:name="bd6ba612-700b-48f1-925a-c48cea3ff922">
              <text:p text:style-name="P33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29">Thema der Masterarbeit: Neue Ansätze für spezialisierte Erwachsenenbildung und -training<text:line-break/>Vorstand im Debattierclub</text:p>
              <text:p text:style-name="P29"/>
            </text:section>
            <text:section text:style-name="Sect3" text:name="65e8af8a-e08e-43b7-a25a-dde4530f65db">
              <text:p text:style-name="P33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29">Thema der Bachelorarbeit: Können Kinder besser lernen als Erwachsene?</text:p>
              <text:p text:style-name="P29"/>
            </text:section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section text:style-name="Sect3" text:name="542a837b-6ff9-4bd5-a4cc-f4c7d649eee1">
              <text:p text:style-name="P34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30">Thema der Masterarbeit: Neue Ansätze für spezialisierte Erwachsenenbildung und -training<text:line-break/>Vorstand im Debattierclub</text:p>
              <text:p text:style-name="P31"/>
            </text:section>
            <text:section text:style-name="Sect3" text:name="0510a80a-ca80-4eb1-b59f-03509e1cee73">
              <text:p text:style-name="P34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30">Thema der Bachelorarbeit: Können Kinder besser lernen als Erwachsene?</text:p>
              <text:p text:style-name="P31"/>
            </text:section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